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6"/>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7"/>
    <style:style style:name="P15" style:family="paragraph" style:parent-style-name="Text_20_body" style:list-style-name="L8">
      <style:paragraph-properties fo:margin-top="0in" fo:margin-bottom="0in" style:contextual-spacing="false"/>
    </style:style>
    <style:style style:name="P16" style:family="paragraph" style:parent-style-name="Text_20_body" style:list-style-name="L8"/>
    <style:style style:name="P17" style:family="paragraph" style:parent-style-name="Text_20_body" style:list-style-name="L9">
      <style:paragraph-properties fo:margin-top="0in" fo:margin-bottom="0in" style:contextual-spacing="false"/>
    </style:style>
    <style:style style:name="P18" style:family="paragraph" style:parent-style-name="Text_20_body" style:list-style-name="L9"/>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Media</text:span></text:h>
      <text:h text:style-name="Heading_20_4" text:outline-level="4"><text:span text:style-name="Strong_20_Emphasis">1. Definition of Media</text:span></text:h>
      <text:list text:style-name="L1">
        <text:list-item>
          <text:p text:style-name="P1"><text:span text:style-name="Strong_20_Emphasis">Media:</text:span> Refers to various channels through which information is communicated to the public. It includes traditional forms like television, radio, and newspapers, as well as digital forms like social media, blogs, and podcasts. </text:p>
        </text:list-item>
        <text:list-item>
          <text:p text:style-name="P2"><text:span text:style-name="Strong_20_Emphasis">Functions of Media:</text:span> The media plays a key role in informing the public, entertaining, shaping public opinion, providing a platform for debate, and facilitating the exchange of ideas and information. </text:p>
        </text:list-item>
      </text:list>
      <text:h text:style-name="Heading_20_4" text:outline-level="4"><text:span text:style-name="Strong_20_Emphasis">2. Types of Media</text:span></text:h>
      <text:list text:style-name="L2">
        <text:list-item>
          <text:p text:style-name="P3"><text:span text:style-name="Strong_20_Emphasis">Traditional Media:</text:span> </text:p>
          <text:list>
            <text:list-item>
              <text:p text:style-name="P3"><text:span text:style-name="Strong_20_Emphasis">Television:</text:span> One of the most influential forms of media, offering a wide range of content including news, entertainment, documentaries, and reality shows. </text:p>
            </text:list-item>
            <text:list-item>
              <text:p text:style-name="P3"><text:span text:style-name="Strong_20_Emphasis">Radio:</text:span> A traditional medium for news, music, and talk shows, often catering to specific audiences based on genre and geographic area. </text:p>
            </text:list-item>
            <text:list-item>
              <text:p text:style-name="P3"><text:span text:style-name="Strong_20_Emphasis">Newspapers and Magazines:</text:span> Provide in-depth news, analysis, and entertainment. Though print media is declining, it still plays a role in providing quality journalism. </text:p>
            </text:list-item>
          </text:list>
        </text:list-item>
        <text:list-item>
          <text:p text:style-name="P3"><text:span text:style-name="Strong_20_Emphasis">Digital Media:</text:span> </text:p>
          <text:list>
            <text:list-item>
              <text:p text:style-name="P3"><text:span text:style-name="Strong_20_Emphasis">Social Media:</text:span> Platforms like Facebook, Twitter, Instagram, and TikTok allow users to share content, interact with others, and engage in discussions on a global scale. </text:p>
            </text:list-item>
            <text:list-item>
              <text:p text:style-name="P3"><text:span text:style-name="Strong_20_Emphasis">Websites and Blogs:</text:span> Provide written content and resources on specific topics and are central to modern content creation and sharing. </text:p>
            </text:list-item>
            <text:list-item>
              <text:p text:style-name="P3"><text:span text:style-name="Strong_20_Emphasis">Podcasts and YouTube:</text:span> Provide audio and visual content, often focused on specific interests or industries, allowing more personalized media experiences. </text:p>
            </text:list-item>
            <text:list-item>
              <text:p text:style-name="P4"><text:span text:style-name="Strong_20_Emphasis">Streaming Services:</text:span> Platforms like Netflix, Hulu, and Spotify offer on-demand access to television, movies, music, and podcasts. </text:p>
            </text:list-item>
          </text:list>
        </text:list-item>
      </text:list>
      <text:h text:style-name="Heading_20_4" text:outline-level="4"><text:span text:style-name="Strong_20_Emphasis">3. Role of Media in Society</text:span></text:h>
      <text:list text:style-name="L3">
        <text:list-item>
          <text:p text:style-name="P5"><text:span text:style-name="Strong_20_Emphasis">Informing the Public:</text:span> Media serves as a primary source of information about current events, government policies, scientific advancements, and other global issues. </text:p>
        </text:list-item>
        <text:list-item>
          <text:p text:style-name="P5"><text:span text:style-name="Strong_20_Emphasis">Shaping Public Opinion:</text:span> Media can influence people's views on political issues, social trends, and even personal preferences through the way information is presented. </text:p>
        </text:list-item>
        <text:list-item>
          <text:p text:style-name="P5"><text:span text:style-name="Strong_20_Emphasis">Entertainment and Leisure:</text:span> Media provides entertainment options such as movies, music, sports, games, and TV shows that cater to diverse tastes. </text:p>
        </text:list-item>
        <text:list-item>
          <text:p text:style-name="P6"><text:span text:style-name="Strong_20_Emphasis">Social and Cultural Influence:</text:span> Media plays a role in defining cultural norms, promoting social values, and reflecting the diversity of society. </text:p>
        </text:list-item>
      </text:list>
      <text:h text:style-name="Heading_20_4" text:outline-level="4"><text:span text:style-name="Strong_20_Emphasis">4. Media and Technology</text:span></text:h>
      <text:list text:style-name="L4">
        <text:list-item>
          <text:p text:style-name="P7"><text:span text:style-name="Strong_20_Emphasis">Digital Revolution:</text:span> With the rise of the internet, media consumption has shifted from traditional outlets (TV, radio, print) to online platforms, allowing for more interactive and instant access to content. </text:p>
        </text:list-item>
        <text:list-item>
          <text:p text:style-name="P7"><text:soft-page-break/><text:span text:style-name="Strong_20_Emphasis">Smartphones and Tablets:</text:span> Mobile devices have become essential for accessing news, social media, and entertainment, contributing to the shift in how people engage with media. </text:p>
        </text:list-item>
        <text:list-item>
          <text:p text:style-name="P8"><text:span text:style-name="Strong_20_Emphasis">Citizen Journalism:</text:span> With smartphones and social media, individuals can now report on events and share information, challenging traditional media outlets' authority. </text:p>
        </text:list-item>
      </text:list>
      <text:h text:style-name="Heading_20_4" text:outline-level="4"><text:span text:style-name="Strong_20_Emphasis">5. Impact of Media on Society</text:span></text:h>
      <text:list text:style-name="L5">
        <text:list-item>
          <text:p text:style-name="P9"><text:span text:style-name="Strong_20_Emphasis">Positive Effects:</text:span></text:p>
          <text:list>
            <text:list-item>
              <text:p text:style-name="P10"><text:span text:style-name="Strong_20_Emphasis">Increased Access to Information:</text:span> The internet and social media provide quick access to a vast array of information from around the world. </text:p>
            </text:list-item>
            <text:list-item>
              <text:p text:style-name="P10"><text:span text:style-name="Strong_20_Emphasis">Empowerment and Activism:</text:span> Media has played a significant role in social movements, empowering people to voice their concerns and push for change (e.g., #MeToo, Black Lives Matter). </text:p>
            </text:list-item>
            <text:list-item>
              <text:p text:style-name="P10"><text:span text:style-name="Strong_20_Emphasis">Educational Value:</text:span> Documentaries, educational programs, and online resources offer opportunities for learning and personal growth. </text:p>
            </text:list-item>
          </text:list>
        </text:list-item>
        <text:list-item>
          <text:p text:style-name="P9"><text:span text:style-name="Strong_20_Emphasis">Negative Effects:</text:span></text:p>
          <text:list>
            <text:list-item>
              <text:p text:style-name="P10"><text:span text:style-name="Strong_20_Emphasis">Misinformation and Fake News:</text:span> The rapid spread of unverified or misleading information through social media has led to confusion and harm, especially in political and public health matters. </text:p>
            </text:list-item>
            <text:list-item>
              <text:p text:style-name="P10"><text:span text:style-name="Strong_20_Emphasis">Polarization:</text:span> Media outlets, especially social media, can contribute to political and social divisions by creating echo chambers where people only encounter information that reinforces their existing beliefs. </text:p>
            </text:list-item>
            <text:list-item>
              <text:p text:style-name="P9"><text:span text:style-name="Strong_20_Emphasis">Impact on Mental Health:</text:span> Constant exposure to idealized portrayals of life and beauty can lead to feelings of inadequacy, depression, and anxiety, particularly among young people. </text:p>
            </text:list-item>
          </text:list>
        </text:list-item>
      </text:list>
      <text:h text:style-name="Heading_20_4" text:outline-level="4"><text:span text:style-name="Strong_20_Emphasis">6. Media Regulation and Ethics</text:span></text:h>
      <text:list text:style-name="L6">
        <text:list-item>
          <text:p text:style-name="P11"><text:span text:style-name="Strong_20_Emphasis">Censorship:</text:span> In some countries, governments control or restrict the media to limit free speech, often for political reasons. </text:p>
        </text:list-item>
        <text:list-item>
          <text:p text:style-name="P11"><text:span text:style-name="Strong_20_Emphasis">Media Bias:</text:span> Some news outlets have political, cultural, or corporate biases that affect how they report events, which can mislead audiences. </text:p>
        </text:list-item>
        <text:list-item>
          <text:p text:style-name="P12"><text:span text:style-name="Strong_20_Emphasis">Media Ethics:</text:span> Issues like plagiarism, sensationalism, privacy, and accuracy are central to the ethical practices of journalism and media organizations. Many countries have regulatory bodies or journalistic standards to address these concerns. </text:p>
        </text:list-item>
      </text:list>
      <text:h text:style-name="Heading_20_4" text:outline-level="4"><text:span text:style-name="Strong_20_Emphasis">7. Media in Politics</text:span></text:h>
      <text:list text:style-name="L7">
        <text:list-item>
          <text:p text:style-name="P13"><text:span text:style-name="Strong_20_Emphasis">Political Influence:</text:span> Media is a powerful tool in political campaigns, influencing public opinion, shaping perceptions of candidates, and framing political discourse. </text:p>
        </text:list-item>
        <text:list-item>
          <text:p text:style-name="P13"><text:span text:style-name="Strong_20_Emphasis">Media Coverage of Elections:</text:span> News media plays a crucial role in informing voters about candidates, policies, and issues during election periods. </text:p>
        </text:list-item>
        <text:list-item>
          <text:p text:style-name="P14"><text:soft-page-break/><text:span text:style-name="Strong_20_Emphasis">Social Media in Politics:</text:span> Platforms like Twitter and Facebook have become vital in modern political campaigns, enabling candidates to engage directly with voters, spread messages, and even create viral movements. </text:p>
        </text:list-item>
      </text:list>
      <text:h text:style-name="Heading_20_4" text:outline-level="4"><text:span text:style-name="Strong_20_Emphasis">8. Media and Globalization</text:span></text:h>
      <text:list text:style-name="L8">
        <text:list-item>
          <text:p text:style-name="P15"><text:span text:style-name="Strong_20_Emphasis">Global Reach:</text:span> The internet and digital platforms have connected people across the globe, breaking down geographical barriers and facilitating the exchange of ideas, cultures, and news. </text:p>
        </text:list-item>
        <text:list-item>
          <text:p text:style-name="P15"><text:span text:style-name="Strong_20_Emphasis">Cultural Exchange:</text:span> Media allows for the global dissemination of cultural products, including music, films, fashion, and food, contributing to the spread of global cultures. </text:p>
        </text:list-item>
        <text:list-item>
          <text:p text:style-name="P16"><text:span text:style-name="Strong_20_Emphasis">Challenges:</text:span> The dominance of certain media outlets, especially those in English-speaking countries, can lead to the homogenization of global culture, sidelining local languages and traditions. </text:p>
        </text:list-item>
      </text:list>
      <text:h text:style-name="Heading_20_4" text:outline-level="4"><text:span text:style-name="Strong_20_Emphasis">9. Future of Media</text:span></text:h>
      <text:list text:style-name="L9">
        <text:list-item>
          <text:p text:style-name="P17"><text:span text:style-name="Strong_20_Emphasis">Artificial Intelligence (AI) and Automation:</text:span> AI technologies are being used to personalize media experiences, suggest content, and even generate news stories, raising concerns about job losses and media manipulation. </text:p>
        </text:list-item>
        <text:list-item>
          <text:p text:style-name="P17"><text:span text:style-name="Strong_20_Emphasis">Virtual Reality (VR) and Augmented Reality (AR):</text:span> These technologies are transforming the way we consume media, providing more immersive and interactive experiences, especially in gaming, education, and news reporting. </text:p>
        </text:list-item>
        <text:list-item>
          <text:p text:style-name="P18"><text:span text:style-name="Strong_20_Emphasis">Subscription and Ad-Free Models:</text:span> The future of media is shifting toward subscription-based models (e.g., Netflix, Spotify), with consumers willing to pay for ad-free experiences and premium content</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8T20:17:08.985511200</meta:creation-date>
    <dc:date>2025-03-18T20:18:15.780957600</dc:date>
    <meta:editing-duration>PT1M6S</meta:editing-duration>
    <meta:editing-cycles>1</meta:editing-cycles>
    <meta:document-statistic meta:table-count="0" meta:image-count="0" meta:object-count="0" meta:page-count="3" meta:paragraph-count="48" meta:word-count="910" meta:character-count="6193" meta:non-whitespace-character-count="5334"/>
    <meta:generator>LibreOffice/25.2.1.2$Windows_X86_64 LibreOffice_project/d3abf4aee5fd705e4a92bba33a32f40bc4e56f49</meta:generator>
  </office:meta>
</office:document-meta>
</file>